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C00000037A25EFE98F3624B35.png" manifest:media-type="image/png"/>
  <manifest:file-entry manifest:full-path="Pictures/10000201000000B5000001166D56F00F96BC104D.png" manifest:media-type="image/png"/>
  <manifest:file-entry manifest:full-path="Pictures/10000201000000F4000000CF6360E4C9B1DFEB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fill-color="#adc5e7" draw:opacity="100%" draw:textarea-horizontal-align="justify" draw:textarea-vertical-align="middle" draw:auto-grow-height="false" fo:min-height="1.14cm" fo:min-width="2.926cm" fo:wrap-option="no-wrap"/>
    </style:style>
    <style:style style:name="gr5" style:family="graphic" style:parent-style-name="standard">
      <style:graphic-properties draw:fill-color="#adc5e7" draw:opacity="100%" draw:textarea-horizontal-align="justify" draw:textarea-vertical-align="middle" draw:auto-grow-height="false" fo:min-height="0.77cm" fo:min-width="3.76cm" fo:wrap-option="no-wrap"/>
    </style:style>
    <style:style style:name="gr6" style:family="graphic" style:parent-style-name="standard">
      <style:graphic-properties draw:fill-color="#adc5e7" draw:opacity="100%" draw:textarea-horizontal-align="justify" draw:textarea-vertical-align="middle" draw:auto-grow-height="false" fo:min-height="1.14cm" fo:min-width="3.668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adc5e7" draw:opacity="100%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adc5e7" draw:opacity="10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xml:id="id2" draw:id="id2" draw:layer="layout" svg:width="1.733cm" svg:height="2.661cm" svg:x="17.735cm" svg:y="10.235cm">
          <draw:image xlink:href="Pictures/10000201000000B5000001166D56F00F96BC104D.png" xlink:type="simple" xlink:show="embed" xlink:actuate="onLoad">
            <text:p/>
          </draw:image>
        </draw:frame>
        <draw:frame draw:style-name="gr1" draw:text-style-name="P1" xml:id="id3" draw:id="id3" draw:layer="layout" svg:width="2.829cm" svg:height="2.4cm" svg:x="19.6cm" svg:y="15.7cm">
          <draw:image xlink:href="Pictures/10000201000000F4000000CF6360E4C9B1DFEB30.png" xlink:type="simple" xlink:show="embed" xlink:actuate="onLoad">
            <text:p/>
          </draw:image>
        </draw:frame>
        <draw:frame draw:style-name="gr1" draw:text-style-name="P1" xml:id="id4" draw:id="id4" draw:layer="layout" svg:width="1.733cm" svg:height="2.661cm" svg:x="10.467cm" svg:y="10.239cm">
          <draw:image xlink:href="Pictures/10000201000000B5000001166D56F00F96BC104D.png" xlink:type="simple" xlink:show="embed" xlink:actuate="onLoad">
            <text:p/>
          </draw:image>
        </draw:frame>
        <draw:frame draw:style-name="gr2" draw:text-style-name="P1" xml:id="id1" draw:id="id1" draw:layer="layout" svg:width="1.489cm" svg:height="1.862cm" svg:x="14.211cm" svg:y="14.1cm">
          <draw:image xlink:href="Pictures/100002010000002C00000037A25EFE98F3624B35.png" xlink:type="simple" xlink:show="embed" xlink:actuate="onLoad">
            <text:p text:style-name="P1"/>
          </draw:image>
        </draw:frame>
        <draw:connector draw:style-name="gr3" draw:text-style-name="P1" draw:layer="layout" svg:x1="15.7cm" svg:y1="15.031cm" svg:x2="18.601cm" svg:y2="12.896cm" draw:start-shape="id1" draw:start-glue-point="1" draw:end-shape="id2" draw:end-glue-point="2" svg:d="M15700 15031h2901v-2135" svg:viewBox="0 0 2902 2136">
          <text:p/>
        </draw:connector>
        <draw:connector draw:style-name="gr3" draw:text-style-name="P1" draw:layer="layout" svg:x1="19.6cm" svg:y1="16.9cm" svg:x2="14.955cm" svg:y2="15.962cm" draw:start-shape="id3" draw:end-shape="id1" draw:end-glue-point="2" svg:d="M19600 16900h-4645v-938" svg:viewBox="0 0 4646 939">
          <text:p/>
        </draw:connector>
        <draw:connector draw:style-name="gr3" draw:text-style-name="P1" draw:layer="layout" svg:x1="14.211cm" svg:y1="15.031cm" svg:x2="11.333cm" svg:y2="12.9cm" draw:start-shape="id1" draw:start-glue-point="3" draw:end-shape="id4" draw:end-glue-point="2" svg:d="M14211 15031h-2878v-2131" svg:viewBox="0 0 2879 2132">
          <text:p/>
        </draw:connector>
        <draw:custom-shape draw:style-name="gr4" draw:text-style-name="P3" draw:layer="layout" svg:width="3.7cm" svg:height="1.5cm" svg:x="13cm" svg:y="11.9cm">
          <text:p text:style-name="P2"><text:span text:style-name="T1">Fibre channel</text:span><text:span text:style-name="T1"><text:line-break/></text:span><text:span text:style-name="T1">switch</text:span></text:p>
          <draw:enhanced-geometry svg:viewBox="0 0 21600 21600" draw:text-areas="800 800 20800 20800" draw:type="round-rectangular-callout" draw:modifiers="9098.73007295326 31212.7914723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.6cm" svg:height="1.1cm" svg:x="19.7cm" svg:y="13.9cm">
          <text:p text:style-name="P2"><text:span text:style-name="T1">Shared storage</text:span></text:p>
          <draw:enhanced-geometry svg:viewBox="0 0 21600 21600" draw:text-areas="800 800 20800 20800" draw:type="round-rectangular-callout" draw:modifiers="7318.93066724625 34705.1771117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cm" svg:height="1.5cm" svg:x="9.5cm" svg:y="8cm">
          <text:p text:style-name="P2"><text:span text:style-name="T1">Ceph Admin node</text:span><text:span text:style-name="T1"><text:line-break/></text:span><text:span text:style-name="T1">VM</text:span></text:p>
          <draw:enhanced-geometry svg:viewBox="0 0 21600 21600" draw:text-areas="800 800 20800 20800" draw:type="round-rectangular-callout" draw:modifiers="7481.53743612531 31212.7914723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cm" svg:height="1.5cm" svg:x="16.901cm" svg:y="7.935cm">
          <text:p text:style-name="P2"><text:span text:style-name="T1">Ceph Admin node</text:span><text:span text:style-name="T1"><text:line-break/></text:span><text:span text:style-name="T1">VM</text:span></text:p>
          <draw:enhanced-geometry svg:viewBox="0 0 21600 21600" draw:text-areas="800 800 20800 20800" draw:type="round-rectangular-callout" draw:modifiers="7481.53743612531 31212.7914723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2:46:32.787111296</meta:creation-date>
    <dc:date>2018-06-13T13:37:22.245418644</dc:date>
    <meta:editing-duration>PT19M58S</meta:editing-duration>
    <meta:editing-cycles>1</meta:editing-cycles>
    <meta:document-statistic meta:object-count="11"/>
    <meta:generator>LibreOffice/6.0.4.2$Linux_X86_64 LibreOffice_project/00m0$Build-2</meta:generator>
  </office:meta>
</office:document-meta>
</file>